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graphics" manifest:version="1.2" manifest:full-path="Object 1/"/>
  <manifest:file-entry manifest:media-type="image/png" manifest:full-path="Thumbnails/thumbnail.png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settings.xml"/>
  <manifest:file-entry manifest:media-type="text/xml" manifest:full-path="Object 3/settings.xml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graphics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graphics" manifest:version="1.2" manifest:full-path="Object 4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4.63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5.511cm"/>
    </style:style>
    <style:style style:name="pr8" style:family="presentation" style:parent-style-name="Default-outline1">
      <style:graphic-properties fo:min-height="15.927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outline1">
      <style:graphic-properties fo:min-height="15.161cm"/>
    </style:style>
    <style:style style:name="pr11" style:family="presentation" style:parent-style-name="Default-outline1">
      <style:graphic-properties fo:min-height="14.511cm"/>
    </style:style>
    <style:style style:name="pr12" style:family="presentation" style:parent-style-name="Default-outline1">
      <style:graphic-properties fo:min-height="14.576cm"/>
    </style:style>
    <style:style style:name="pr13" style:family="presentation" style:parent-style-name="Default-outline1">
      <style:graphic-properties fo:min-height="15.96cm"/>
    </style:style>
    <style:style style:name="pr14" style:family="presentation" style:parent-style-name="Default-outline1">
      <style:graphic-properties fo:min-height="15.617cm"/>
    </style:style>
    <style:style style:name="pr15" style:family="presentation" style:parent-style-name="Default-outline1">
      <style:graphic-properties fo:min-height="14.011cm"/>
    </style:style>
    <style:style style:name="pr16" style:family="presentation" style:parent-style-name="Default-outline1">
      <style:graphic-properties fo:min-height="14.929cm"/>
    </style:style>
    <style:style style:name="pr17" style:family="presentation" style:parent-style-name="Default-outline1">
      <style:graphic-properties fo:min-height="16.226cm"/>
    </style:style>
    <style:style style:name="pr18" style:family="presentation" style:parent-style-name="Default-outline1">
      <style:graphic-properties fo:min-height="14.776cm"/>
    </style:style>
    <style:style style:name="pr19" style:family="presentation" style:parent-style-name="Default-outline1">
      <style:graphic-properties fo:min-height="14.661cm"/>
    </style:style>
    <style:style style:name="pr20" style:family="presentation" style:parent-style-name="Default-outline1">
      <style:graphic-properties fo:min-height="14.512cm"/>
    </style:style>
    <style:style style:name="pr21" style:family="presentation" style:parent-style-name="Default-outline1">
      <style:graphic-properties fo:min-height="14.276cm"/>
    </style:style>
    <style:style style:name="pr22" style:family="presentation" style:parent-style-name="Default-outline1">
      <style:graphic-properties fo:min-height="15.829cm"/>
    </style:style>
    <style:style style:name="pr23" style:family="presentation" style:parent-style-name="Default-outline1">
      <style:graphic-properties draw:auto-grow-height="true" fo:min-height="13.859cm"/>
    </style:style>
    <style:style style:name="pr24" style:family="presentation" style:parent-style-name="Default-outline1">
      <style:graphic-properties fo:min-height="4.799cm"/>
    </style:style>
    <style:style style:name="pr25" style:family="presentation" style:parent-style-name="Default-outline1">
      <style:graphic-properties draw:stroke="none" draw:fill="none" fo:min-height="2.534cm"/>
    </style:style>
    <style:style style:name="pr26" style:family="presentation" style:parent-style-name="Default-outline1">
      <style:graphic-properties fo:min-height="14.751cm"/>
    </style:style>
    <style:style style:name="pr27" style:family="presentation" style:parent-style-name="Default-outline1">
      <style:graphic-properties fo:min-height="7.322cm"/>
    </style:style>
    <style:style style:name="P1" style:family="paragraph">
      <style:text-properties fo:font-size="20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weight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0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line-through-style="solid"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Source Machine Learning Tools Overview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<text:span text:style-name="T1">All Things Open</text:span></text:p>
            <text:p><text:span text:style-name="T2">10-26-2016</text:span></text:p>
            <text:p/>
            <text:p>Phillip Rhodes</text:p>
            <text:p>Fogbeam Labs</text:p>
            <text:p/>
            <text:p>https://github.com/fogbeam/ATO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>
            <draw:text-box>
              <text:p>They claim some impressive performance results, especially on multiple GPU setups. <text:s/>But benchmark for yourself.</text:p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text:line-break/></text:p>
          </draw:text-box>
        </draw:frame>
        <draw:frame presentation:style-name="pr5" draw:layer="layout" svg:width="25.199cm" svg:height="14.631cm" svg:x="1.4cm" svg:y="4.914cm" presentation:class="outline" presentation:user-transformed="true">
          <draw:text-box>
            <text:list text:style-name="L3">
              <text:list-item>
                <text:p xml:id="id1" text:id="id1">Overview of what the “cutting edge” projects in the field are</text:p>
              </text:list-item>
              <text:list-item>
                <text:p xml:id="id2" text:id="id2">An argument <text:span text:style-name="T3">against</text:span> solely focusing on the “cutting edge”</text:p>
                <text:list>
                  <text:list-item>
                    <text:p xml:id="id3" text:id="id3">FDD – Fad Driven Development</text:p>
                  </text:list-item>
                  <text:list-item>
                    <text:p xml:id="id4" text:id="id4">Nothing in AI is every really out-dated. See: ANN's</text:p>
                  </text:list-item>
                </text:list>
              </text:list-item>
              <text:list-item>
                <text:p xml:id="id5" text:id="id5">Don't forget about GOFAI – Good Old Fashioned AI</text:p>
              </text:list-item>
              <text:list-item>
                <text:p xml:id="id6" text:id="id6">Some speculation in regards to uniting the AI/ML fiefdo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test Entrants</text:p>
          </draw:text-box>
        </draw:frame>
        <draw:frame presentation:style-name="pr7" draw:text-style-name="P2" draw:layer="layout" svg:width="25.199cm" svg:height="15.511cm" svg:x="1.4cm" svg:y="4.614cm" presentation:class="outline" presentation:user-transformed="true">
          <draw:text-box>
            <text:list text:style-name="L3">
              <text:list-item>
                <text:p xml:id="id7" text:id="id7"><text:span text:style-name="T4">IBM / Apache – SystemML - August 27, 2015</text:span></text:p>
              </text:list-item>
              <text:list-item>
                <text:p xml:id="id8" text:id="id8"><text:span text:style-name="T4">Google – TensorFlow - November 9, 2015</text:span></text:p>
              </text:list-item>
              <text:list-item>
                <text:p xml:id="id9" text:id="id9"><text:span text:style-name="T4">Microsoft – DMTK – November 12, 2015</text:span></text:p>
              </text:list-item>
              <text:list-item>
                <text:p xml:id="id10" text:id="id10"><text:span text:style-name="T4">Baidu – WarpCTC - January 14, 2016 </text:span></text:p>
              </text:list-item>
              <text:list-item>
                <text:p xml:id="id11" text:id="id11"><text:span text:style-name="T4">Microsoft – CNTK – January 25, 2016</text:span></text:p>
              </text:list-item>
              <text:list-item>
                <text:p xml:id="id12" text:id="id12"><text:span text:style-name="T4">Yahoo – CaffeOnSpark - Feb 24, 2016 </text:span></text:p>
              </text:list-item>
              <text:list-item>
                <text:p xml:id="id13" text:id="id13"><text:span text:style-name="T4">Amazon.com – DSSTNE (“Destiny”) - May 10, 2016</text:span></text:p>
              </text:list-item>
              <text:list-item>
                <text:p xml:id="id14" text:id="id14"><text:span text:style-name="T4">Apache PredictionIO - Jul 22, 2016</text:span></text:p>
              </text:list-item>
              <text:list-item>
                <text:p xml:id="id15" text:id="id15"><text:span text:style-name="T4">Facebook – FastText - August 18, 2016</text:span></text:p>
              </text:list-item>
              <text:list-item>
                <text:p xml:id="id16" text:id="id16"><text:span text:style-name="T4">Baidu – PaddlePaddle – August 31, 2016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408cm" presentation:class="title" presentation:user-transformed="true">
          <draw:text-box>
            <text:p>Apache SystemML</text:p>
          </draw:text-box>
        </draw:frame>
        <draw:frame presentation:style-name="pr8" draw:text-style-name="P3" draw:layer="layout" svg:width="25.199cm" svg:height="15.927cm" svg:x="1.4cm" svg:y="4.114cm" presentation:class="outline" presentation:user-transformed="true">
          <draw:text-box>
            <text:list text:style-name="L3">
              <text:list-item>
                <text:p xml:id="id17" text:id="id17"><text:span text:style-name="T5">General purpose distributed machine learning platform</text:span></text:p>
              </text:list-item>
              <text:list-item>
                <text:p xml:id="id18" text:id="id18"><text:span text:style-name="T5">Written in Java, but exposes functionality in a dialect of R (DML), or a dialect of Python (PyDML)</text:span></text:p>
              </text:list-item>
              <text:list-item>
                <text:p xml:id="id19" text:id="id19"><text:span text:style-name="T5">Heavily rooted in query optimizer technology ala RDBMS's</text:span></text:p>
              </text:list-item>
              <text:list-item>
                <text:p xml:id="id20" text:id="id20"><text:span text:style-name="T5">Allows for automatic, seamless scalability from a single core to a thousand node cluster</text:span></text:p>
              </text:list-item>
              <text:list-item>
                <text:p xml:id="id21" text:id="id21"><text:span text:style-name="T5">Especially handy for R programmers, since R doesn't scale terribly well by defaul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>
            <draw:text-box>
              <text:p><text:span text:style-name="T6">Look at code examples here</text:span></text:p>
              <text:p><text:span text:style-name="T6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 xml:id="id22" text:id="id22"><text:span text:style-name="T5">Includes a lot of pre-built implementations of popular ML algorithms out of the box</text:span></text:p>
              </text:list-item>
              <text:list-item>
                <text:p xml:id="id23" text:id="id23"><text:span text:style-name="T5">Runs on top of Spark or Hadoop (Map/Reduce)</text:span></text:p>
              </text:list-item>
              <text:list-item>
                <text:p xml:id="id24" text:id="id24"><text:span text:style-name="T5">Spark MLContext supports programming in Scala, Java or Python</text:span></text:p>
              </text:list-item>
              <text:list-item>
                <text:p xml:id="id25" text:id="id25"><text:span text:style-name="T5">Lacks native GPU support</text:span></text:p>
              </text:list-item>
            </text:list>
          </draw:text-box>
        </draw:frame>
        <draw:frame presentation:style-name="pr4" draw:layer="layout" svg:width="25.199cm" svg:height="3.506cm" svg:x="1.401cm" svg:y="0.408cm" presentation:class="title" presentation:user-transformed="true">
          <draw:text-box>
            <text:p>Apache SystemM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ogle TensorFlow</text:p>
          </draw:text-box>
        </draw:frame>
        <draw:frame presentation:style-name="pr10" draw:text-style-name="P3" draw:layer="layout" svg:width="25.199cm" svg:height="15.161cm" svg:x="1.4cm" svg:y="4.914cm" presentation:class="outline" presentation:user-transformed="true">
          <draw:text-box>
            <text:list text:style-name="L3">
              <text:list-item>
                <text:p xml:id="id26" text:id="id26"><text:span text:style-name="T5">Billed as a library for “deep learning” but is much more general than that </text:span></text:p>
              </text:list-item>
              <text:list-item>
                <text:p xml:id="id27" text:id="id27"><text:span text:style-name="T5">Really a numerical computing library</text:span></text:p>
              </text:list-item>
              <text:list-item>
                <text:p xml:id="id28" text:id="id28"><text:span text:style-name="T5">Based on data-flow graphs (similar to Spark)</text:span></text:p>
              </text:list-item>
              <text:list-item>
                <text:p xml:id="id29" text:id="id29"><text:span text:style-name="T5">Written in C++, primary API interface is via Python</text:span></text:p>
              </text:list-item>
              <text:list-item>
                <text:p xml:id="id30" text:id="id30"><text:span text:style-name="T5">Wrappers can be implemented using SWIG and there are some out there already</text:span></text:p>
              </text:list-item>
              <text:list-item>
                <text:p xml:id="id31" text:id="id31"><text:span text:style-name="T5">TF Board is a handy debugging tool for introspecting TF graph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ogle TensorFlow</text:p>
          </draw:text-box>
        </draw:frame>
        <draw:frame presentation:style-name="pr11" draw:text-style-name="P2" draw:layer="layout" svg:width="25.199cm" svg:height="14.511cm" svg:x="1.4cm" svg:y="4.914cm" presentation:class="outline" presentation:user-transformed="true">
          <draw:text-box>
            <text:list text:style-name="L3">
              <text:list-item>
                <text:p xml:id="id32" text:id="id32"><text:span text:style-name="T4">TF Learn is a simpler, friendlier API</text:span></text:p>
              </text:list-item>
              <text:list-item>
                <text:p xml:id="id33" text:id="id33"><text:span text:style-name="T4">TensorFlow Serving – for “productionizing” TF models</text:span></text:p>
              </text:list-item>
              <text:list-item>
                <text:p xml:id="id34" text:id="id34"><text:span text:style-name="T4">Seamless CPU/GPU support</text:span></text:p>
              </text:list-item>
              <text:list-item>
                <text:p xml:id="id35" text:id="id35"><text:span text:style-name="T4">Supports distributed operation on compute clusters</text:span></text:p>
              </text:list-item>
              <text:list-item>
                <text:p xml:id="id36" text:id="id36"><text:span text:style-name="T4">More Neural Network focused, at least in terms of docs and examples</text:span></text:p>
              </text:list-item>
              <text:list-item>
                <text:p xml:id="id37" text:id="id37"><text:span text:style-name="T4">Includes many optimization algorithms out of the box</text:span></text:p>
              </text:list-item>
              <text:list-item>
                <text:p xml:id="id38" text:id="id38"><text:span text:style-name="T7">contrib</text:span><text:span text:style-name="T8"> package includes other packaged algorithm implementations</text:span></text:p>
              </text:list-item>
              <text:list-item>
                <text:p xml:id="id39" text:id="id39"><text:span text:style-name="T8">HDFS suppo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crosoft - DMTK</text:p>
          </draw:text-box>
        </draw:frame>
        <draw:frame presentation:style-name="pr12" draw:text-style-name="P4" draw:layer="layout" svg:width="25.199cm" svg:height="14.576cm" svg:x="1.4cm" svg:y="4.914cm" presentation:class="outline" presentation:user-transformed="true">
          <draw:text-box>
            <text:list text:style-name="L3">
              <text:list-item>
                <text:p xml:id="id40" text:id="id40"><text:span text:style-name="T9">Framework for distributed computation, focusing on machine learning</text:span></text:p>
              </text:list-item>
              <text:list-item>
                <text:p xml:id="id41" text:id="id41"><text:span text:style-name="T9">Written in C++</text:span></text:p>
              </text:list-item>
              <text:list-item>
                <text:p xml:id="id42" text:id="id42"><text:span text:style-name="T9">Uses MPI or 0MQ for cluster communication</text:span></text:p>
              </text:list-item>
              <text:list-item>
                <text:p xml:id="id43" text:id="id43"><text:span text:style-name="T9">Native Windows support, but also supports Linux</text:span></text:p>
              </text:list-item>
              <text:list-item>
                <text:p xml:id="id44" text:id="id44"><text:span text:style-name="T9">Seems to cater heavily to a couple of specific algorithms. </text:span></text:p>
                <text:list>
                  <text:list-item>
                    <text:p xml:id="id45" text:id="id45"><text:span text:style-name="T9">LightLDA, an extremely fast and scalable topic model algorithm</text:span></text:p>
                  </text:list-item>
                  <text:list-item>
                    <text:p xml:id="id46" text:id="id46"><text:span text:style-name="T9">a distributed version of (multi-sense) word embedding </text:span></text:p>
                  </text:list-item>
                </text:list>
              </text:list-item>
              <text:list-item>
                <text:p xml:id="id47" text:id="id47"><text:span text:style-name="T9">But general purpose, you can implement your own algorith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idu Warp-CTC</text:p>
          </draw:text-box>
        </draw:frame>
        <draw:frame presentation:style-name="pr13" draw:layer="layout" svg:width="25.199cm" svg:height="15.96cm" svg:x="1.4cm" svg:y="4.314cm" presentation:class="outline" presentation:user-transformed="true">
          <draw:text-box>
            <text:list text:style-name="L3">
              <text:list-item>
                <text:p xml:id="id48" text:id="id48">“A fast parallel implementation of CTC, on both CPU and GPU” <text:span text:style-name="T10">(Warp-CTC README)</text:span></text:p>
              </text:list-item>
              <text:list-item>
                <text:p xml:id="id49" text:id="id49">“What is <text:span text:style-name="T11">Aleppo</text:span>, er, CTC?”</text:p>
              </text:list-item>
              <text:list-item>
                <text:p xml:id="id50" text:id="id50">Connectionist Temporal Classification</text:p>
                <text:list>
                  <text:list-item>
                    <text:p xml:id="id51" text:id="id51">A specific “objective function” that works well for training RNN's (Recurrent Neural Networks) for “sequence labeling” tasks.</text:p>
                  </text:list-item>
                  <text:list-item>
                    <text:p xml:id="id52" text:id="id52">Specifically, things like handwriting recognition, speech recognition, gesture recognition, etc.</text:p>
                  </text:list-item>
                </text:list>
              </text:list-item>
              <text:list-item>
                <text:p xml:id="id53" text:id="id53">Differentiable function, so works with standard Gradient Descent and the lik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crosoft - CNTK</text:p>
          </draw:text-box>
        </draw:frame>
        <draw:frame presentation:style-name="pr14" draw:text-style-name="P5" draw:layer="layout" svg:width="25.199cm" svg:height="15.617cm" svg:x="1.4cm" svg:y="4.914cm" presentation:class="outline" presentation:user-transformed="true">
          <draw:text-box>
            <text:list text:style-name="L3">
              <text:list-item>
                <text:p xml:id="id54" text:id="id54"><text:span text:style-name="T12">“</text:span><text:span text:style-name="T12">a unified deep-learning toolkit that describes neural networks as a series of computational steps via a directed graph” (CNTK README)</text:span></text:p>
              </text:list-item>
              <text:list-item>
                <text:p xml:id="id55" text:id="id55"><text:span text:style-name="T12">Makes it easy to realize NN models including feed-forward DNNs, convolutional nets (CNNs), and recurrent networks (RNNs/LSTMs)</text:span></text:p>
                <text:list>
                  <text:list-item>
                    <text:p xml:id="id56" text:id="id56"><text:span text:style-name="T12">But provides a plug-in architecture allowing users to define their own computation nodes</text:span></text:p>
                  </text:list-item>
                </text:list>
              </text:list-item>
              <text:list-item>
                <text:p xml:id="id57" text:id="id57"><text:span text:style-name="T12">Includes stochastic gradient descent learning with automatic differentiation and parallelization across multiple GPUs and servers</text:span></text:p>
              </text:list-item>
              <text:list-item>
                <text:p xml:id="id58" text:id="id58"><text:span text:style-name="T12">Custom networks are described in CNTK's custom network description language "BrainScript"</text:span></text:p>
              </text:list-item>
              <text:list-item>
                <text:p xml:id="id59" text:id="id59"><text:span text:style-name="T12">Use models from C++ and C#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ahoo - CaffeOnSpark</text:p>
          </draw:text-box>
        </draw:frame>
        <draw:frame presentation:style-name="pr15" draw:text-style-name="P2" draw:layer="layout" svg:width="25.199cm" svg:height="14.011cm" svg:x="1.4cm" svg:y="4.914cm" presentation:class="outline" presentation:user-transformed="true">
          <draw:text-box>
            <text:list text:style-name="L3">
              <text:list-item>
                <text:p xml:id="id60" text:id="id60"><text:span text:style-name="T4">A Spark package for deep learning</text:span></text:p>
              </text:list-item>
              <text:list-item>
                <text:p xml:id="id61" text:id="id61"><text:span text:style-name="T4">Combines features from Caffe with Apache Spark and Hadoop</text:span></text:p>
              </text:list-item>
              <text:list-item>
                <text:p xml:id="id62" text:id="id62"><text:span text:style-name="T4">Enables distributed deep learning on a cluster of GPU and CPU servers</text:span></text:p>
              </text:list-item>
              <text:list-item>
                <text:p xml:id="id63" text:id="id63"><text:span text:style-name="T4">Scala API</text:span></text:p>
              </text:list-item>
              <text:list-item>
                <text:p xml:id="id64" text:id="id64"><text:span text:style-name="T4">Tight Hadoop (HDFS) integration</text:span></text:p>
              </text:list-item>
              <text:list-item>
                <text:p xml:id="id65" text:id="id65"><text:span text:style-name="T4">Incremental learning is supported to leverage previously trained models</text:span></text:p>
                <text:list>
                  <text:list-item>
                    <text:p xml:id="id66" text:id="id66"><text:span text:style-name="T4">This has the potential to be a big dea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azon – DSSTNE (“Destiny”)</text:p>
          </draw:text-box>
        </draw:frame>
        <draw:frame presentation:style-name="pr9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67" text:id="id67"><text:span text:style-name="T9">An open source software library for training and deploying recommendation models with sparse inputs, fully connected hidden layers, and sparse outputs</text:span></text:p>
              </text:list-item>
              <text:list-item>
                <text:p xml:id="id68" text:id="id68"><text:span text:style-name="T9">Used at Amazon to generate personalized product recommendations </text:span></text:p>
              </text:list-item>
              <text:list-item>
                <text:p xml:id="id69" text:id="id69"><text:span text:style-name="T9">Designed for production deployment of real-world applications which need to emphasize speed and scale over experimental flexibility</text:span></text:p>
              </text:list-item>
              <text:list-item>
                <text:p xml:id="id70" text:id="id70"><text:span text:style-name="T9">Data must be in NetCDF format</text:span></text:p>
              </text:list-item>
              <text:list-item>
                <text:p xml:id="id71" text:id="id71"><text:span text:style-name="T9">Definitions for the Neural Networks fed into DSSTNE are represented in a custom JSON forma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ache - PredictionIO</text:p>
          </draw:text-box>
        </draw:frame>
        <draw:frame presentation:style-name="pr16" draw:text-style-name="P5" draw:layer="layout" svg:width="25.199cm" svg:height="14.929cm" svg:x="1.4cm" svg:y="4.514cm" presentation:class="outline" presentation:user-transformed="true">
          <draw:text-box>
            <text:list text:style-name="L3">
              <text:list-item>
                <text:p xml:id="id72" text:id="id72"><text:span text:style-name="T12">An open source Machine Learning Server</text:span></text:p>
              </text:list-item>
              <text:list-item>
                <text:p xml:id="id73" text:id="id73"><text:span text:style-name="T12">Sits on top of other ML engines and provides services</text:span></text:p>
                <text:list>
                  <text:list-item>
                    <text:p xml:id="id74" text:id="id74"><text:span text:style-name="T12">quickly build and deploy an engine</text:span></text:p>
                  </text:list-item>
                  <text:list-item>
                    <text:p xml:id="id75" text:id="id75"><text:span text:style-name="T12">evaluate and tune multiple engine variants systematically</text:span></text:p>
                  </text:list-item>
                  <text:list-item>
                    <text:p xml:id="id76" text:id="id76"><text:span text:style-name="T12">speed up machine learning modeling with systematic processes and pre-built evaluation measures</text:span></text:p>
                  </text:list-item>
                  <text:list-item>
                    <text:p xml:id="id77" text:id="id77"><text:span text:style-name="T12">respond to dynamic queries in real-time</text:span></text:p>
                  </text:list-item>
                </text:list>
              </text:list-item>
              <text:list-item>
                <text:p xml:id="id78" text:id="id78"><text:span text:style-name="T12">support machine learning and data processing libraries such as Spark MLLib and OpenNLP</text:span></text:p>
              </text:list-item>
              <text:list-item>
                <text:p xml:id="id79" text:id="id79"><text:span text:style-name="T12">unify data from multiple platforms </text:span></text:p>
              </text:list-item>
              <text:list-item>
                <text:p xml:id="id80" text:id="id80"><text:span text:style-name="T12">implement your own machine learning models and seamlessly incorporate them into your engi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acebook - FastText</text:p>
          </draw:text-box>
        </draw:frame>
        <draw:frame presentation:style-name="pr17" draw:text-style-name="P4" draw:layer="layout" svg:width="25.199cm" svg:height="16.226cm" svg:x="1.4cm" svg:y="4.414cm" presentation:class="outline" presentation:user-transformed="true">
          <draw:text-box>
            <text:list text:style-name="L3">
              <text:list-item>
                <text:p><text:span text:style-name="T9">A library for efficient learning of word representations and sentence classification</text:span></text:p>
              </text:list-item>
              <text:list-item>
                <text:p><text:span text:style-name="T9">Builds on Mac OSX and Linux; requires a modern C++ 11 compile</text:span></text:p>
              </text:list-item>
              <text:list-item>
                <text:p><text:span text:style-name="T9">Represents sentences with bag of words or bag of n-grams</text:span></text:p>
              </text:list-item>
              <text:list-item>
                <text:p><text:span text:style-name="T9">Faster to train and test than a deep neural network</text:span></text:p>
                <text:list>
                  <text:list-item>
                    <text:p><text:span text:style-name="T9"><text:s/></text:span><text:span text:style-name="T9">FastText is exclusively dedicated to text classification. This allows it to be quickly trained on extremely large datasets</text:span></text:p>
                  </text:list-item>
                </text:list>
              </text:list-item>
              <text:list-item>
                <text:p><text:span text:style-name="T9">Uses a hierarchical classifier instead of a flat structure</text:span></text:p>
              </text:list-item>
              <text:list-item>
                <text:p><text:span text:style-name="T9">Besides text classification, FastText can also be used to learn vector representations of word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idu - PaddlePaddle</text:p>
          </draw:text-box>
        </draw:frame>
        <draw:frame presentation:style-name="pr18" draw:text-style-name="P4" draw:layer="layout" svg:width="25.199cm" svg:height="14.776cm" svg:x="1.4cm" svg:y="4.914cm" presentation:class="outline" presentation:user-transformed="true">
          <draw:text-box>
            <text:list text:style-name="L3">
              <text:list-item>
                <text:p xml:id="id81" text:id="id81"><text:span text:style-name="T9">“</text:span><text:span text:style-name="T9">PArallel Distributed Deep LEarning is an easy-to-use, efficient, flexible and scalable deep learning platform”</text:span></text:p>
              </text:list-item>
              <text:list-item>
                <text:p xml:id="id82" text:id="id82"><text:span text:style-name="T9">Neural-network / deep-learning focused</text:span></text:p>
              </text:list-item>
              <text:list-item>
                <text:p xml:id="id83" text:id="id83"><text:span text:style-name="T9">Written in C++</text:span></text:p>
              </text:list-item>
              <text:list-item>
                <text:p xml:id="id84" text:id="id84"><text:span text:style-name="T9">C++ and Python API</text:span></text:p>
              </text:list-item>
              <text:list-item>
                <text:p xml:id="id85" text:id="id85"><text:span text:style-name="T9">Includes many optimization algorithms out-of-the-box</text:span></text:p>
              </text:list-item>
              <text:list-item>
                <text:p xml:id="id86" text:id="id86"><text:span text:style-name="T9">Has built-in clustering code, but docs suggest using MPI or other cluster software for more robust operation</text:span></text:p>
              </text:list-item>
              <text:list-item>
                <text:p xml:id="id87" text:id="id87"><text:span text:style-name="T9">Has GPU support using CUDA libraries</text:span></text:p>
              </text:list-item>
              <text:list-item>
                <text:p xml:id="id88" text:id="id88"><text:span text:style-name="T9">Requires significantly less code than on other popular deep learning platforms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 wait, there's more...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ache SAMOA</text:p>
          </draw:text-box>
        </draw:frame>
        <draw:frame presentation:style-name="pr19" draw:layer="layout" svg:width="25.199cm" svg:height="14.661cm" svg:x="1.4cm" svg:y="4.914cm" presentation:class="outline" presentation:user-transformed="true">
          <draw:text-box>
            <text:list text:style-name="L3">
              <text:list-item>
                <text:p xml:id="id89" text:id="id89">Scalable Advanced Massive Online Analysis</text:p>
              </text:list-item>
              <text:list-item>
                <text:p xml:id="id90" text:id="id90">Specifically oriented towards streaming scenarios</text:p>
              </text:list-item>
              <text:list-item>
                <text:p xml:id="id91" text:id="id91">Runs on top of Storm, S4, Flink, or Samza</text:p>
              </text:list-item>
              <text:list-item>
                <text:p xml:id="id92" text:id="id92">“Provides a collection of distributed streaming algorithms for the most common data mining and machine learning tasks such as classification, clustering, and regression”</text:p>
              </text:list-item>
              <text:list-item>
                <text:p xml:id="id93" text:id="id93">Also provides the primitives you need to implement your own algorith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ache Singa</text:p>
          </draw:text-box>
        </draw:frame>
        <draw:frame presentation:style-name="pr9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94" text:id="id94"><text:span text:style-name="T4">Yet another distributed deep learning framework</text:span></text:p>
              </text:list-item>
              <text:list-item>
                <text:p xml:id="id95" text:id="id95"><text:span text:style-name="T4">Similar to TensorFlow in that Tensors (multi-dimensional arrays) are the primary data abstraction</text:span></text:p>
              </text:list-item>
              <text:list-item>
                <text:p xml:id="id96" text:id="id96"><text:span text:style-name="T4">GPU support using CUDA or OpenCL</text:span></text:p>
              </text:list-item>
              <text:list-item>
                <text:p xml:id="id97" text:id="id97"><text:span text:style-name="T4">Provides optimization algorithms and abstractions designed for implementing neural networks</text:span></text:p>
              </text:list-item>
              <text:list-item>
                <text:p xml:id="id98" text:id="id98"><text:span text:style-name="T4">Has Python and C++ API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ffe</text:p>
          </draw:text-box>
        </draw:frame>
        <draw:frame presentation:style-name="pr20" draw:text-style-name="P2" draw:layer="layout" svg:width="25.199cm" svg:height="14.512cm" svg:x="1.4cm" svg:y="4.914cm" presentation:class="outline" presentation:user-transformed="true">
          <draw:text-box>
            <text:list text:style-name="L3">
              <text:list-item>
                <text:p xml:id="id99" text:id="id99"><text:span text:style-name="T4">Deep learning framework by the Berkeley Vision and Learning Center</text:span></text:p>
              </text:list-item>
              <text:list-item>
                <text:p xml:id="id100" text:id="id100"><text:span text:style-name="T4">Somewhat targeted towards computer vision applications, at least in terms of the docs, examples, etc.</text:span></text:p>
              </text:list-item>
              <text:list-item>
                <text:p xml:id="id101" text:id="id101"><text:span text:style-name="T4">Written in C++</text:span></text:p>
              </text:list-item>
              <text:list-item>
                <text:p xml:id="id102" text:id="id102"><text:span text:style-name="T4">C++, Python and Matlab API's</text:span></text:p>
                <text:list>
                  <text:list-item>
                    <text:p xml:id="id103" text:id="id103"><text:span text:style-name="T4">As of August 2015, the Matlab support requires “real” Matlab, and doesn't support Octave</text:span></text:p>
                  </text:list-item>
                </text:list>
              </text:list-item>
              <text:list-item>
                <text:p xml:id="id104" text:id="id104"><text:span text:style-name="T4">Claims to be one of the fastest DL frameworks out the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as</text:p>
          </draw:text-box>
        </draw:frame>
        <draw:frame presentation:style-name="pr21" draw:text-style-name="P4" draw:layer="layout" svg:width="25.199cm" svg:height="14.276cm" svg:x="1.4cm" svg:y="4.914cm" presentation:class="outline" presentation:user-transformed="true">
          <draw:text-box>
            <text:list text:style-name="L3">
              <text:list-item>
                <text:p xml:id="id105" text:id="id105"><text:span text:style-name="T9">“</text:span><text:span text:style-name="T9">Keras is a high-level neural networks library, written in Python and capable of running on top of either TensorFlow or Theano”</text:span></text:p>
              </text:list-item>
              <text:list-item>
                <text:p xml:id="id106" text:id="id106"><text:span text:style-name="T9">Developed with a focus on enabling fast experimentation</text:span></text:p>
              </text:list-item>
              <text:list-item>
                <text:p xml:id="id107" text:id="id107"><text:span text:style-name="T9">Supports both convolutional networks and recurrent networks, as well as combinations of the two</text:span></text:p>
              </text:list-item>
              <text:list-item>
                <text:p xml:id="id108" text:id="id108"><text:span text:style-name="T9">Runs seamlessly on CPU and GPU</text:span></text:p>
              </text:list-item>
              <text:list-item>
                <text:p xml:id="id109" text:id="id109"><text:span text:style-name="T9">Python API</text:span></text:p>
              </text:list-item>
              <text:list-item>
                <text:p xml:id="id110" text:id="id110"><text:span text:style-name="T9">Supports arbitrary connectivity schemes</text:span></text:p>
              </text:list-item>
              <text:list-item>
                <text:p xml:id="id111" text:id="id111"><text:span text:style-name="T9">The core data structure of Keras is a </text:span><text:span text:style-name="T13">model</text:span><text:span text:style-name="T9">, a way to organize laye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i-kit Learn</text:p>
          </draw:text-box>
        </draw:frame>
        <draw:frame presentation:style-name="pr22" draw:text-style-name="P5" draw:layer="layout" svg:width="25.199cm" svg:height="15.829cm" svg:x="1.4cm" svg:y="4.414cm" presentation:class="outline" presentation:user-transformed="true">
          <draw:text-box>
            <text:list text:style-name="L3">
              <text:list-item>
                <text:p xml:id="id112" text:id="id112"><text:span text:style-name="T12">General purpose machine learning library written in Python</text:span></text:p>
              </text:list-item>
              <text:list-item>
                <text:p xml:id="id113" text:id="id113"><text:span text:style-name="T12">Built on NumPy, SciPy, and matplotlib</text:span></text:p>
              </text:list-item>
              <text:list-item>
                <text:p xml:id="id114" text:id="id114"><text:span text:style-name="T12">Provides many “out of the box” algorithms for:</text:span></text:p>
                <text:list>
                  <text:list-item>
                    <text:p xml:id="id115" text:id="id115"><text:span text:style-name="T12">Clustering</text:span></text:p>
                  </text:list-item>
                  <text:list-item>
                    <text:p xml:id="id116" text:id="id116"><text:span text:style-name="T12">Classification</text:span></text:p>
                  </text:list-item>
                  <text:list-item>
                    <text:p xml:id="id117" text:id="id117"><text:span text:style-name="T12">Dimensionality reduction</text:span></text:p>
                  </text:list-item>
                  <text:list-item>
                    <text:p xml:id="id118" text:id="id118"><text:span text:style-name="T12">Model selection</text:span></text:p>
                  </text:list-item>
                  <text:list-item>
                    <text:p xml:id="id119" text:id="id119"><text:span text:style-name="T12">Pre-processing</text:span></text:p>
                  </text:list-item>
                </text:list>
              </text:list-item>
              <text:list-item>
                <text:p xml:id="id120" text:id="id120"><text:span text:style-name="T12">Not natively a distributed / cluster-aware framework</text:span></text:p>
              </text:list-item>
              <text:list-item>
                <text:p xml:id="id121" text:id="id121"><text:span text:style-name="T12">But the API does support “out of core” processing using a streaming model and incremental training</text:span></text:p>
              </text:list-item>
              <text:list-item>
                <text:p xml:id="id122" text:id="id122"><text:span text:style-name="T12">No GPU suppo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2" anim:sub-item="text" smil:attributeName="visibility" smil:to="visible"/>
                  <anim:transitionFilter smil:dur="0.5s" smil:targetElement="id11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3" anim:sub-item="text" smil:attributeName="visibility" smil:to="visible"/>
                  <anim:transitionFilter smil:dur="0.5s" smil:targetElement="id11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4" anim:sub-item="text" smil:attributeName="visibility" smil:to="visible"/>
                  <anim:transitionFilter smil:dur="0.5s" smil:targetElement="id11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5" anim:sub-item="text" smil:attributeName="visibility" smil:to="visible"/>
                  <anim:transitionFilter smil:dur="0.5s" smil:targetElement="id11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6" anim:sub-item="text" smil:attributeName="visibility" smil:to="visible"/>
                  <anim:transitionFilter smil:dur="0.5s" smil:targetElement="id11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7" anim:sub-item="text" smil:attributeName="visibility" smil:to="visible"/>
                  <anim:transitionFilter smil:dur="0.5s" smil:targetElement="id11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8" anim:sub-item="text" smil:attributeName="visibility" smil:to="visible"/>
                  <anim:transitionFilter smil:dur="0.5s" smil:targetElement="id11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9" anim:sub-item="text" smil:attributeName="visibility" smil:to="visible"/>
                  <anim:transitionFilter smil:dur="0.5s" smil:targetElement="id11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0" anim:sub-item="text" smil:attributeName="visibility" smil:to="visible"/>
                  <anim:transitionFilter smil:dur="0.5s" smil:targetElement="id12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1" anim:sub-item="text" smil:attributeName="visibility" smil:to="visible"/>
                  <anim:transitionFilter smil:dur="0.5s" smil:targetElement="id12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2" anim:sub-item="text" smil:attributeName="visibility" smil:to="visible"/>
                  <anim:transitionFilter smil:dur="0.5s" smil:targetElement="id122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ano</text:p>
          </draw:text-box>
        </draw:frame>
        <draw:frame presentation:style-name="pr9" draw:text-style-name="P4" draw:layer="layout" svg:width="25.199cm" svg:height="13.859cm" svg:x="1.4cm" svg:y="4.914cm" presentation:class="outline">
          <draw:text-box>
            <text:list text:style-name="L3">
              <text:list-item>
                <text:p xml:id="id123" text:id="id123"><text:span text:style-name="T9">“</text:span><text:span text:style-name="T9">Theano is a Python library that allows you to define, optimize, and evaluate mathematical expressions involving multi-dimensional arrays efficiently”</text:span></text:p>
              </text:list-item>
              <text:list-item>
                <text:p xml:id="id124" text:id="id124"><text:span text:style-name="T9">Integrated with Numpy</text:span></text:p>
              </text:list-item>
              <text:list-item>
                <text:p xml:id="id125" text:id="id125"><text:span text:style-name="T9">Native GPU support</text:span></text:p>
              </text:list-item>
              <text:list-item>
                <text:p xml:id="id126" text:id="id126"><text:span text:style-name="T9">No native multi-node / cluster support</text:span></text:p>
              </text:list-item>
              <text:list-item>
                <text:p xml:id="id127" text:id="id127"><text:span text:style-name="T9">Automatic compilation to C or C++ for performance optimization</text:span></text:p>
              </text:list-item>
              <text:list-item>
                <text:p xml:id="id128" text:id="id128"><text:span text:style-name="T9">Has a reputation for being very fa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3" anim:sub-item="text" smil:attributeName="visibility" smil:to="visible"/>
                  <anim:transitionFilter smil:dur="0.5s" smil:targetElement="id12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4" anim:sub-item="text" smil:attributeName="visibility" smil:to="visible"/>
                  <anim:transitionFilter smil:dur="0.5s" smil:targetElement="id12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5" anim:sub-item="text" smil:attributeName="visibility" smil:to="visible"/>
                  <anim:transitionFilter smil:dur="0.5s" smil:targetElement="id12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6" anim:sub-item="text" smil:attributeName="visibility" smil:to="visible"/>
                  <anim:transitionFilter smil:dur="0.5s" smil:targetElement="id12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7" anim:sub-item="text" smil:attributeName="visibility" smil:to="visible"/>
                  <anim:transitionFilter smil:dur="0.5s" smil:targetElement="id12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8" anim:sub-item="text" smil:attributeName="visibility" smil:to="visible"/>
                  <anim:transitionFilter smil:dur="0.5s" smil:targetElement="id128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rch</text:p>
          </draw:text-box>
        </draw:frame>
        <draw:frame presentation:style-name="pr9" draw:text-style-name="P4" draw:layer="layout" svg:width="25.199cm" svg:height="13.859cm" svg:x="1.4cm" svg:y="4.914cm" presentation:class="outline">
          <draw:text-box>
            <text:list text:style-name="L3">
              <text:list-item>
                <text:p xml:id="id129" text:id="id129"><text:span text:style-name="T9">“</text:span><text:span text:style-name="T9">A scientific computing framework with wide support for machine learning algorithms that puts GPUs first.”</text:span></text:p>
              </text:list-item>
              <text:list-item>
                <text:p xml:id="id130" text:id="id130"><text:span text:style-name="T9">Based on Lua/LuaJIT</text:span></text:p>
              </text:list-item>
              <text:list-item>
                <text:p xml:id="id131" text:id="id131"><text:span text:style-name="T9">Features:</text:span></text:p>
                <text:list>
                  <text:list-item>
                    <text:p xml:id="id132" text:id="id132"><text:span text:style-name="T9">a powerful N-dimensional array</text:span></text:p>
                  </text:list-item>
                  <text:list-item>
                    <text:p xml:id="id133" text:id="id133"><text:span text:style-name="T9">lots of routines for indexing, slicing, transposing, etc.</text:span></text:p>
                  </text:list-item>
                  <text:list-item>
                    <text:p xml:id="id134" text:id="id134"><text:span text:style-name="T9">linear algebra routines</text:span></text:p>
                  </text:list-item>
                </text:list>
              </text:list-item>
              <text:list-item>
                <text:p xml:id="id135" text:id="id135"><text:span text:style-name="T9">Easy to use, fast interface to C code</text:span></text:p>
              </text:list-item>
              <text:list-item>
                <text:p xml:id="id136" text:id="id136"><text:span text:style-name="T9">Embeddable, with ports to <text:s/>iOS, and Android, as well as custom FPGA backend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9" anim:sub-item="text" smil:attributeName="visibility" smil:to="visible"/>
                  <anim:transitionFilter smil:dur="0.5s" smil:targetElement="id12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0" anim:sub-item="text" smil:attributeName="visibility" smil:to="visible"/>
                  <anim:transitionFilter smil:dur="0.5s" smil:targetElement="id13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1" anim:sub-item="text" smil:attributeName="visibility" smil:to="visible"/>
                  <anim:transitionFilter smil:dur="0.5s" smil:targetElement="id13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2" anim:sub-item="text" smil:attributeName="visibility" smil:to="visible"/>
                  <anim:transitionFilter smil:dur="0.5s" smil:targetElement="id13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3" anim:sub-item="text" smil:attributeName="visibility" smil:to="visible"/>
                  <anim:transitionFilter smil:dur="0.5s" smil:targetElement="id13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4" anim:sub-item="text" smil:attributeName="visibility" smil:to="visible"/>
                  <anim:transitionFilter smil:dur="0.5s" smil:targetElement="id13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5" anim:sub-item="text" smil:attributeName="visibility" smil:to="visible"/>
                  <anim:transitionFilter smil:dur="0.5s" smil:targetElement="id13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6" anim:sub-item="text" smil:attributeName="visibility" smil:to="visible"/>
                  <anim:transitionFilter smil:dur="0.5s" smil:targetElement="id136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Lot More!</text:p>
          </draw:text-box>
        </draw:frame>
        <draw:frame presentation:style-name="pr23" draw:text-style-name="P4" draw:layer="layout" svg:width="12.296cm" svg:height="13.859cm" svg:x="1.4cm" svg:y="4.914cm" presentation:class="outline" presentation:user-transformed="true">
          <draw:text-box>
            <text:list text:style-name="L3">
              <text:list-item>
                <text:p xml:id="id137" text:id="id137"><text:span text:style-name="T9">Aerosolve</text:span></text:p>
              </text:list-item>
              <text:list-item>
                <text:p xml:id="id138" text:id="id138"><text:span text:style-name="T9">Lasagne</text:span></text:p>
              </text:list-item>
              <text:list-item>
                <text:p xml:id="id139" text:id="id139"><text:span text:style-name="T9">DL4J</text:span></text:p>
              </text:list-item>
              <text:list-item>
                <text:p xml:id="id140" text:id="id140"><text:span text:style-name="T9">MLLib</text:span></text:p>
              </text:list-item>
              <text:list-item>
                <text:p xml:id="id141" text:id="id141"><text:span text:style-name="T9">Mahout</text:span></text:p>
              </text:list-item>
              <text:list-item>
                <text:p xml:id="id142" text:id="id142"><text:span text:style-name="T9">Weka</text:span></text:p>
              </text:list-item>
              <text:list-item>
                <text:p xml:id="id143" text:id="id143"><text:span text:style-name="T9">MXNet</text:span></text:p>
              </text:list-item>
            </text:list>
          </draw:text-box>
        </draw:frame>
        <draw:frame presentation:style-name="pr9" draw:layer="layout" svg:width="12.296cm" svg:height="13.859cm" svg:x="14.311cm" svg:y="4.914cm" presentation:class="outline">
          <draw:text-box>
            <text:list text:style-name="L3">
              <text:list-item>
                <text:p xml:id="id144" text:id="id144"><text:span text:style-name="T9">OpenNLP</text:span></text:p>
              </text:list-item>
              <text:list-item>
                <text:p xml:id="id145" text:id="id145"><text:span text:style-name="T9">CoreNLP</text:span></text:p>
              </text:list-item>
              <text:list-item>
                <text:p xml:id="id146" text:id="id146"><text:span text:style-name="T9">OpenCV</text:span></text:p>
              </text:list-item>
              <text:list-item>
                <text:p xml:id="id147" text:id="id147"><text:span text:style-name="T9">Yahoo Yamall</text:span></text:p>
              </text:list-item>
              <text:list-item>
                <text:p xml:id="id148" text:id="id148"><text:span text:style-name="T9">Veles</text:span></text:p>
              </text:list-item>
              <text:list-item>
                <text:p xml:id="id149" text:id="id149"><text:span text:style-name="T9">Leaf</text:span></text:p>
              </text:list-item>
              <text:list-item>
                <text:p xml:id="id150" text:id="id150"><text:span text:style-name="T9">… <text:s/></text:span><text:span text:style-name="T9">see http://mloss.or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7" anim:sub-item="text" smil:attributeName="visibility" smil:to="visible"/>
                  <anim:transitionFilter smil:dur="0.5s" smil:targetElement="id13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8" anim:sub-item="text" smil:attributeName="visibility" smil:to="visible"/>
                  <anim:transitionFilter smil:dur="0.5s" smil:targetElement="id13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9" anim:sub-item="text" smil:attributeName="visibility" smil:to="visible"/>
                  <anim:transitionFilter smil:dur="0.5s" smil:targetElement="id13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0" anim:sub-item="text" smil:attributeName="visibility" smil:to="visible"/>
                  <anim:transitionFilter smil:dur="0.5s" smil:targetElement="id14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1" anim:sub-item="text" smil:attributeName="visibility" smil:to="visible"/>
                  <anim:transitionFilter smil:dur="0.5s" smil:targetElement="id14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2" anim:sub-item="text" smil:attributeName="visibility" smil:to="visible"/>
                  <anim:transitionFilter smil:dur="0.5s" smil:targetElement="id14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3" anim:sub-item="text" smil:attributeName="visibility" smil:to="visible"/>
                  <anim:transitionFilter smil:dur="0.5s" smil:targetElement="id14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4" anim:sub-item="text" smil:attributeName="visibility" smil:to="visible"/>
                  <anim:transitionFilter smil:dur="0.5s" smil:targetElement="id14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5" anim:sub-item="text" smil:attributeName="visibility" smil:to="visible"/>
                  <anim:transitionFilter smil:dur="0.5s" smil:targetElement="id14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6" anim:sub-item="text" smil:attributeName="visibility" smil:to="visible"/>
                  <anim:transitionFilter smil:dur="0.5s" smil:targetElement="id14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7" anim:sub-item="text" smil:attributeName="visibility" smil:to="visible"/>
                  <anim:transitionFilter smil:dur="0.5s" smil:targetElement="id14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8" anim:sub-item="text" smil:attributeName="visibility" smil:to="visible"/>
                  <anim:transitionFilter smil:dur="0.5s" smil:targetElement="id14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9" anim:sub-item="text" smil:attributeName="visibility" smil:to="visible"/>
                  <anim:transitionFilter smil:dur="0.5s" smil:targetElement="id14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0" anim:sub-item="text" smil:attributeName="visibility" smil:to="visible"/>
                  <anim:transitionFilter smil:dur="0.5s" smil:targetElement="id150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ad Driven Development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 xml:id="id151" text:id="id151">Things in our industry tend to come in and out of fashion in cycles</text:p>
                <text:list>
                  <text:list-item>
                    <text:p xml:id="id152" text:id="id152">Neural Networks may be THE canonical example of this</text:p>
                  </text:list-item>
                  <text:list-item>
                    <text:p xml:id="id153" text:id="id153">Expert Systems</text:p>
                  </text:list-item>
                  <text:list-item>
                    <text:p xml:id="id154" text:id="id154">Genetic Algorithms</text:p>
                  </text:list-item>
                  <text:list-item>
                    <text:p xml:id="id155" text:id="id155">Logic Programming</text:p>
                  </text:list-item>
                  <text:list-item>
                    <text:p xml:id="id156" text:id="id156">Most of what falls under “GOFAI”</text:p>
                  </text:list-item>
                </text:list>
              </text:list-item>
              <text:list-item>
                <text:p xml:id="id157" text:id="id157">Use what works, not what's trend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1" anim:sub-item="text" smil:attributeName="visibility" smil:to="visible"/>
                  <anim:transitionFilter smil:dur="0.5s" smil:targetElement="id15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2" anim:sub-item="text" smil:attributeName="visibility" smil:to="visible"/>
                  <anim:transitionFilter smil:dur="0.5s" smil:targetElement="id15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3" anim:sub-item="text" smil:attributeName="visibility" smil:to="visible"/>
                  <anim:transitionFilter smil:dur="0.5s" smil:targetElement="id15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4" anim:sub-item="text" smil:attributeName="visibility" smil:to="visible"/>
                  <anim:transitionFilter smil:dur="0.5s" smil:targetElement="id15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5" anim:sub-item="text" smil:attributeName="visibility" smil:to="visible"/>
                  <anim:transitionFilter smil:dur="0.5s" smil:targetElement="id15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6" anim:sub-item="text" smil:attributeName="visibility" smil:to="visible"/>
                  <anim:transitionFilter smil:dur="0.5s" smil:targetElement="id15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7" anim:sub-item="text" smil:attributeName="visibility" smil:to="visible"/>
                  <anim:transitionFilter smil:dur="0.5s" smil:targetElement="id157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I vs. ML</text:p>
          </draw:text-box>
        </draw:frame>
        <draw:frame presentation:style-name="pr24" draw:layer="layout" svg:width="14.348cm" svg:height="4.799cm" svg:x="1.4cm" svg:y="5.014cm" presentation:class="outline" presentation:user-transformed="true">
          <draw:text-box>
            <text:list text:style-name="L3">
              <text:list-item>
                <text:p xml:id="id158" text:id="id158">ML is a subset of AI?</text:p>
              </text:list-item>
            </text:list>
          </draw:text-box>
        </draw:frame>
        <draw:frame draw:style-name="gr2" draw:text-style-name="P6" xml:id="id159" draw:id="id159" draw:layer="layout" svg:width="10.307cm" svg:height="6.858cm" svg:x="17.265cm" svg:y="1.95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6" xml:id="id161" draw:id="id161" draw:layer="layout" svg:width="10.307cm" svg:height="6.858cm" svg:x="17.366cm" svg:y="7.85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presentation:style-name="pr25" draw:layer="layout" svg:width="15.843cm" svg:height="2.534cm" svg:x="0.508cm" svg:y="15.682cm">
          <draw:text-box>
            <text:list text:style-name="L3">
              <text:list-item>
                <text:p xml:id="id162" text:id="id162">Or maybe it's more like this? </text:p>
              </text:list-item>
            </text:list>
          </draw:text-box>
        </draw:frame>
        <draw:frame presentation:style-name="pr24" draw:layer="layout" svg:width="14.348cm" svg:height="4.799cm" svg:x="1.4cm" svg:y="9.515cm" presentation:class="outline" presentation:user-transformed="true">
          <draw:text-box>
            <text:list text:style-name="L3">
              <text:list-item>
                <text:p xml:id="id160" text:id="id160">ML is a subset of AI?</text:p>
              </text:list-item>
            </text:list>
          </draw:text-box>
        </draw:frame>
        <draw:frame draw:style-name="gr2" draw:text-style-name="P6" xml:id="id163" draw:id="id163" draw:layer="layout" svg:width="10.307cm" svg:height="6.858cm" svg:x="17.367cm" svg:y="14.258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8" anim:sub-item="text" smil:attributeName="visibility" smil:to="visible"/>
                  <anim:transitionFilter smil:dur="0.5s" smil:targetElement="id15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9" smil:attributeName="visibility" smil:to="visible"/>
                  <anim:transitionFilter smil:dur="0.5s" smil:targetElement="id15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0" anim:sub-item="text" smil:attributeName="visibility" smil:to="visible"/>
                  <anim:transitionFilter smil:dur="0.5s" smil:targetElement="id16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1" smil:attributeName="visibility" smil:to="visible"/>
                  <anim:transitionFilter smil:dur="0.5s" smil:targetElement="id16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2" anim:sub-item="text" smil:attributeName="visibility" smil:to="visible"/>
                  <anim:transitionFilter smil:dur="0.5s" smil:targetElement="id16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3" smil:attributeName="visibility" smil:to="visible"/>
                  <anim:transitionFilter smil:dur="0.5s" smil:targetElement="id163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I vs. ML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 xml:id="id164" text:id="id164">In either case, the point is to not “throw the baby out with the bathwater” and forget all of GOFAI just because we don't have AGI ye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4" anim:sub-item="text" smil:attributeName="visibility" smil:to="visible"/>
                  <anim:transitionFilter smil:dur="0.5s" smil:targetElement="id164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FAI</text:p>
          </draw:text-box>
        </draw:frame>
        <draw:frame presentation:style-name="pr26" draw:text-style-name="P4" draw:layer="layout" svg:width="25.199cm" svg:height="14.751cm" svg:x="1.4cm" svg:y="4.914cm" presentation:class="outline" presentation:user-transformed="true">
          <draw:text-box>
            <text:list text:style-name="L3">
              <text:list-item>
                <text:p xml:id="id165" text:id="id165"><text:span text:style-name="T9">OpenCog</text:span></text:p>
              </text:list-item>
              <text:list-item>
                <text:p xml:id="id166" text:id="id166"><text:span text:style-name="T9">NuPIC</text:span></text:p>
              </text:list-item>
              <text:list-item>
                <text:p xml:id="id167" text:id="id167"><text:span text:style-name="T9">OpenCyc</text:span></text:p>
              </text:list-item>
              <text:list-item>
                <text:p xml:id="id168" text:id="id168"><text:span text:style-name="T9">ACT-R</text:span></text:p>
              </text:list-item>
              <text:list-item>
                <text:p xml:id="id169" text:id="id169"><text:span text:style-name="T9">CLIPS</text:span></text:p>
              </text:list-item>
              <text:list-item>
                <text:p xml:id="id170" text:id="id170"><text:span text:style-name="T9">Racer</text:span></text:p>
              </text:list-item>
              <text:list-item>
                <text:p xml:id="id171" text:id="id171"><text:span text:style-name="T9">LOOM</text:span></text:p>
              </text:list-item>
              <text:list-item>
                <text:p xml:id="id172" text:id="id172"><text:span text:style-name="T9">Constraint Logic Programming</text:span></text:p>
              </text:list-item>
              <text:list-item>
                <text:p xml:id="id173" text:id="id173"><text:span text:style-name="T9">Answer Set Programming</text:span></text:p>
              </text:list-item>
              <text:list-item>
                <text:p xml:id="id174" text:id="id174"><text:span text:style-name="T9">Etc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5" anim:sub-item="text" smil:attributeName="visibility" smil:to="visible"/>
                  <anim:transitionFilter smil:dur="0.5s" smil:targetElement="id16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6" anim:sub-item="text" smil:attributeName="visibility" smil:to="visible"/>
                  <anim:transitionFilter smil:dur="0.5s" smil:targetElement="id16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7" anim:sub-item="text" smil:attributeName="visibility" smil:to="visible"/>
                  <anim:transitionFilter smil:dur="0.5s" smil:targetElement="id16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8" anim:sub-item="text" smil:attributeName="visibility" smil:to="visible"/>
                  <anim:transitionFilter smil:dur="0.5s" smil:targetElement="id16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9" anim:sub-item="text" smil:attributeName="visibility" smil:to="visible"/>
                  <anim:transitionFilter smil:dur="0.5s" smil:targetElement="id16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0" anim:sub-item="text" smil:attributeName="visibility" smil:to="visible"/>
                  <anim:transitionFilter smil:dur="0.5s" smil:targetElement="id17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1" anim:sub-item="text" smil:attributeName="visibility" smil:to="visible"/>
                  <anim:transitionFilter smil:dur="0.5s" smil:targetElement="id17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2" anim:sub-item="text" smil:attributeName="visibility" smil:to="visible"/>
                  <anim:transitionFilter smil:dur="0.5s" smil:targetElement="id17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3" anim:sub-item="text" smil:attributeName="visibility" smil:to="visible"/>
                  <anim:transitionFilter smil:dur="0.5s" smil:targetElement="id17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4" anim:sub-item="text" smil:attributeName="visibility" smil:to="visible"/>
                  <anim:transitionFilter smil:dur="0.5s" smil:targetElement="id174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tic Algorithm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 xml:id="id175" text:id="id175">Jenetics</text:p>
              </text:list-item>
              <text:list-item>
                <text:p xml:id="id176" text:id="id176">JGAP</text:p>
              </text:list-item>
              <text:list-item>
                <text:p xml:id="id177" text:id="id177">Watchmaker</text:p>
              </text:list-item>
              <text:list-item>
                <text:p xml:id="id178" text:id="id178">MOEA</text:p>
              </text:list-item>
              <text:list-item>
                <text:p xml:id="id179" text:id="id179">JAGA</text:p>
              </text:list-item>
              <text:list-item>
                <text:p xml:id="id180" text:id="id180">ECJ</text:p>
              </text:list-item>
              <text:list-item>
                <text:p xml:id="id181" text:id="id181">JENES 2.0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5" anim:sub-item="text" smil:attributeName="visibility" smil:to="visible"/>
                  <anim:transitionFilter smil:dur="0.5s" smil:targetElement="id17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6" anim:sub-item="text" smil:attributeName="visibility" smil:to="visible"/>
                  <anim:transitionFilter smil:dur="0.5s" smil:targetElement="id17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7" anim:sub-item="text" smil:attributeName="visibility" smil:to="visible"/>
                  <anim:transitionFilter smil:dur="0.5s" smil:targetElement="id17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8" anim:sub-item="text" smil:attributeName="visibility" smil:to="visible"/>
                  <anim:transitionFilter smil:dur="0.5s" smil:targetElement="id17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9" anim:sub-item="text" smil:attributeName="visibility" smil:to="visible"/>
                  <anim:transitionFilter smil:dur="0.5s" smil:targetElement="id17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0" anim:sub-item="text" smil:attributeName="visibility" smil:to="visible"/>
                  <anim:transitionFilter smil:dur="0.5s" smil:targetElement="id18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1" anim:sub-item="text" smil:attributeName="visibility" smil:to="visible"/>
                  <anim:transitionFilter smil:dur="0.5s" smil:targetElement="id181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le Induction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182" text:id="id182">Charade</text:p>
              </text:list-item>
              <text:list-item>
                <text:p xml:id="id183" text:id="id183">PROGOL</text:p>
              </text:list-item>
              <text:list-item>
                <text:p xml:id="id184" text:id="id184">RuleX</text:p>
              </text:list-item>
              <text:list-item>
                <text:p xml:id="id185" text:id="id185">CN2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2" anim:sub-item="text" smil:attributeName="visibility" smil:to="visible"/>
                  <anim:transitionFilter smil:dur="0.5s" smil:targetElement="id18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3" anim:sub-item="text" smil:attributeName="visibility" smil:to="visible"/>
                  <anim:transitionFilter smil:dur="0.5s" smil:targetElement="id18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4" anim:sub-item="text" smil:attributeName="visibility" smil:to="visible"/>
                  <anim:transitionFilter smil:dur="0.5s" smil:targetElement="id18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5" anim:sub-item="text" smil:attributeName="visibility" smil:to="visible"/>
                  <anim:transitionFilter smil:dur="0.5s" smil:targetElement="id185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ought Vectors</text:p>
          </draw:text-box>
        </draw:frame>
        <draw:frame presentation:style-name="pr27" draw:text-style-name="P2" draw:layer="layout" svg:width="25.199cm" svg:height="7.322cm" svg:x="1.4cm" svg:y="4.28cm" presentation:class="outline" presentation:user-transformed="true">
          <draw:text-box>
            <text:list text:style-name="L3">
              <text:list-item>
                <text:p xml:id="id186" text:id="id186"><text:span text:style-name="T12">Somewhat analogous to a “word vector” which is a vector of associations between one word and a group of other words</text:span></text:p>
              </text:list-item>
              <text:list-item>
                <text:p xml:id="id187" text:id="id187"><text:span text:style-name="T12">A “thought vector” then is a “thought” and a vector of associations to other thoughts</text:span></text:p>
              </text:list-item>
              <text:list-item>
                <text:p xml:id="id188" text:id="id188"><text:span text:style-name="T12">Language independent and heavily used in Machine Translation</text:span></text:p>
                <text:p><text:span text:style-name="T4"/></text:p>
              </text:list-item>
            </text:list>
          </draw:text-box>
        </draw:frame>
        <draw:frame draw:style-name="gr2" draw:text-style-name="P6" xml:id="id189" draw:id="id189" draw:layer="layout" svg:width="25.146cm" svg:height="9.52cm" svg:x="1.27cm" svg:y="11.17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6" anim:sub-item="text" smil:attributeName="visibility" smil:to="visible"/>
                  <anim:transitionFilter smil:dur="0.5s" smil:targetElement="id18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7" anim:sub-item="text" smil:attributeName="visibility" smil:to="visible"/>
                  <anim:transitionFilter smil:dur="0.5s" smil:targetElement="id18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8" anim:sub-item="text" smil:attributeName="visibility" smil:to="visible"/>
                  <anim:transitionFilter smil:dur="0.5s" smil:targetElement="id18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9" smil:attributeName="visibility" smil:to="visible"/>
                  <anim:transitionFilter smil:dur="0.5s" smil:targetElement="id189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ought Vector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 xml:id="id190" text:id="id190">“Thoughts” are linked by a chain of reasoning, similar to how words are linked by grammar</text:p>
              </text:list-item>
              <text:list-item>
                <text:p xml:id="id191" text:id="id191">Common representation of a “thought”</text:p>
              </text:list-item>
              <text:list-item>
                <text:p xml:id="id192" text:id="id192">Possibly a route to unifying disparate approaches to AI</text:p>
              </text:list-item>
              <text:list-item>
                <text:p xml:id="id193" text:id="id193">Share thought vectors between different processing sub-systems or “minds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0" anim:sub-item="text" smil:attributeName="visibility" smil:to="visible"/>
                  <anim:transitionFilter smil:dur="0.5s" smil:targetElement="id19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1" anim:sub-item="text" smil:attributeName="visibility" smil:to="visible"/>
                  <anim:transitionFilter smil:dur="0.5s" smil:targetElement="id19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2" anim:sub-item="text" smil:attributeName="visibility" smil:to="visible"/>
                  <anim:transitionFilter smil:dur="0.5s" smil:targetElement="id19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3" anim:sub-item="text" smil:attributeName="visibility" smil:to="visible"/>
                  <anim:transitionFilter smil:dur="0.5s" smil:targetElement="id193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Minds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194" text:id="id194">Blackboard Architecture</text:p>
              </text:list-item>
              <text:list-item>
                <text:p xml:id="id195" text:id="id195">Tuple Spaces</text:p>
              </text:list-item>
              <text:list-item>
                <text:p xml:id="id196" text:id="id196">Multi-Agent Systems</text:p>
              </text:list-item>
              <text:list-item>
                <text:p xml:id="id197" text:id="id197">Pandemonium Architecture </text:p>
              </text:list-item>
              <text:list-item>
                <text:p xml:id="id198" text:id="id198">Competitive Learning</text:p>
              </text:list-item>
              <text:list-item>
                <text:p xml:id="id199" text:id="id199">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4" anim:sub-item="text" smil:attributeName="visibility" smil:to="visible"/>
                  <anim:transitionFilter smil:dur="0.5s" smil:targetElement="id19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6" anim:sub-item="text" smil:attributeName="visibility" smil:to="visible"/>
                  <anim:transitionFilter smil:dur="0.5s" smil:targetElement="id19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7" anim:sub-item="text" smil:attributeName="visibility" smil:to="visible"/>
                  <anim:transitionFilter smil:dur="0.5s" smil:targetElement="id19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8" anim:sub-item="text" smil:attributeName="visibility" smil:to="visible"/>
                  <anim:transitionFilter smil:dur="0.5s" smil:targetElement="id19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9" anim:sub-item="text" smil:attributeName="visibility" smil:to="visible"/>
                  <anim:transitionFilter smil:dur="0.5s" smil:targetElement="id199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ODO – add picture of the thought vector / unification idea</text:p>
          </draw:text-box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Mono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Mono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Mono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Mono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lip Rhodes</meta:initial-creator>
    <meta:creation-date>2015-08-28T22:09:12</meta:creation-date>
    <meta:editing-duration>PT15H27M57S</meta:editing-duration>
    <meta:editing-cycles>323</meta:editing-cycles>
    <meta:generator>OpenOffice/4.1.1$Unix OpenOffice.org_project/411m6$Build-9775</meta:generator>
    <dc:date>2016-10-24T21:11:33</dc:date>
    <dc:creator>Phillip Rhodes</dc:creator>
    <meta:document-statistic meta:object-count="1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429cm" svg:height="1.27cm" svg:x="1.889cm" svg:y="2.524cm">
          <text:p text:style-name="P1"><text:span text:style-name="T1">English Text</text:span></text:p>
        </draw:rect>
        <draw:rect draw:style-name="gr1" draw:text-style-name="P1" xml:id="id2" draw:id="id2" draw:layer="layout" svg:width="3.429cm" svg:height="1.27cm" svg:x="3.39cm" svg:y="4.424cm">
          <text:p text:style-name="P1"><text:span text:style-name="T1">Neural Network</text:span></text:p>
        </draw:rect>
        <draw:rect draw:style-name="gr1" draw:text-style-name="P1" xml:id="id3" draw:id="id3" draw:layer="layout" svg:width="3.429cm" svg:height="1.27cm" svg:x="5.79cm" svg:y="6.824cm">
          <text:p text:style-name="P1"><text:span text:style-name="T1">Thought Vector</text:span></text:p>
        </draw:rect>
        <draw:rect draw:style-name="gr1" draw:text-style-name="P1" xml:id="id4" draw:id="id4" draw:layer="layout" svg:width="3.429cm" svg:height="1.27cm" svg:x="8.39cm" svg:y="4.424cm">
          <text:p text:style-name="P1"><text:span text:style-name="T1">Neural Network</text:span></text:p>
        </draw:rect>
        <draw:rect draw:style-name="gr1" draw:text-style-name="P1" xml:id="id5" draw:id="id5" draw:layer="layout" svg:width="3.429cm" svg:height="1.27cm" svg:x="9.89cm" svg:y="2.524cm">
          <text:p text:style-name="P1"><text:span text:style-name="T1">French Text</text:span></text:p>
        </draw:rect>
        <draw:connector draw:style-name="gr2" draw:text-style-name="P2" draw:layer="layout" svg:x1="3.603cm" svg:y1="3.794cm" svg:x2="5.104cm" svg:y2="4.424cm" draw:start-shape="id1" draw:start-glue-point="2" draw:end-shape="id2" draw:end-glue-point="0" svg:d="M3603 3794v315h1501v315">
          <text:p/>
        </draw:connector>
        <draw:connector draw:style-name="gr2" draw:text-style-name="P2" draw:layer="layout" svg:x1="5.104cm" svg:y1="5.694cm" svg:x2="5.79cm" svg:y2="7.459cm" draw:start-shape="id2" draw:start-glue-point="2" draw:end-shape="id3" draw:end-glue-point="3" svg:d="M5104 5694v1765h686">
          <text:p/>
        </draw:connector>
        <draw:connector draw:style-name="gr2" draw:text-style-name="P2" draw:layer="layout" svg:x1="9.219cm" svg:y1="7.459cm" svg:x2="10.104cm" svg:y2="5.694cm" draw:start-shape="id3" draw:start-glue-point="1" draw:end-shape="id4" draw:end-glue-point="2" svg:d="M9219 7459h885v-1765">
          <text:p/>
        </draw:connector>
        <draw:connector draw:style-name="gr2" draw:text-style-name="P2" draw:layer="layout" svg:x1="10.104cm" svg:y1="4.424cm" svg:x2="11.604cm" svg:y2="3.794cm" draw:start-shape="id4" draw:start-glue-point="0" draw:end-shape="id5" draw:end-glue-point="2" svg:d="M10104 4424v-315h1500v-315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ff99ff" draw:textarea-vertical-align="middle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2.827cm" svg:height="11.557cm" svg:x="2.905cm" svg:y="2.143cm">
          <text:p text:style-name="P1"><text:span text:style-name="T1">Artificial Intelligence</text:span></text:p>
        </draw:ellipse>
        <draw:ellipse draw:style-name="gr2" draw:text-style-name="P1" draw:layer="layout" svg:width="8.493cm" svg:height="2.269cm" draw:transform="skewX (0.217293491873253) translate (5.195cm 9.412cm)">
          <text:p text:style-name="P1"><text:span text:style-name="T1">Machine Learning</text:span></text:p>
        </draw:ellips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ff99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12.827cm" svg:height="11.557cm" svg:x="2.905cm" svg:y="2.143cm">
          <text:p text:style-name="P1"><text:span text:style-name="T1">Machine Learning</text:span></text:p>
        </draw:ellipse>
        <draw:ellipse draw:style-name="gr2" draw:text-style-name="P2" draw:layer="layout" svg:width="8.493cm" svg:height="2.269cm" draw:transform="skewX (0.217293491873253) translate (5.195cm 9.412cm)">
          <text:p text:style-name="P1"><text:span text:style-name="T1">Artificial Intelligence</text:span></text:p>
        </draw:ellips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ffff" draw:textarea-vertical-align="middle"/>
    </style:style>
    <style:style style:name="gr2" style:family="graphic" style:parent-style-name="standard">
      <style:graphic-properties draw:fill-color="#ff99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draw:layer="layout" svg:width="9.144cm" svg:height="9.144cm" svg:x="4.505cm" svg:y="0.943cm">
          <text:p text:style-name="P1"><text:span text:style-name="T1">Machine Learning</text:span></text:p>
        </draw:circle>
        <draw:ellipse draw:style-name="gr2" draw:text-style-name="P2" draw:layer="layout" svg:width="8.619cm" svg:height="8.509cm" draw:transform="skewX (0.0596902604181948) translate (10.342cm 5.337cm)">
          <text:p text:style-name="P1"><text:span text:style-name="T1">Artificial Intelligence</text:span></text:p>
        </draw:ellips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